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text-align-source="value-type" style:repeat-content="false" fo:wrap-option="no-wrap"/>
    </style:style>
    <style:style style:name="ce14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9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9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9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9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9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9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List of Tasks (12<text:span text:style-name="T3">th</text:span> - 14<text:span text:style-name="T3">th</text:span> July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4" office:value-type="string">
            <text:p>Experiments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ce12"/>
          <table:table-cell table:number-columns-repeated="15"/>
        </table:table-row>
        <table:table-row table:style-name="ro1">
          <table:table-cell/>
          <table:table-cell table:style-name="ce14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e results discussion of experiment sets 1 - 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script README for 'data_balancer'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of experiment sets 5 - 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script README for 'model_predictor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Add script README covering all batch files and modify the existing one for 'comp_stat_val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for experiments 82 - 9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covering 'model_predictions' thus far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Write complete script ecosystem discussion, including updated powerpoint diagram and heavily using READMEs for each source script</text:p>
          </table:table-cell>
          <table:table-cell table:number-columns-repeated="15"/>
        </table:table-row>
        <table:table-row table:style-name="ro1" table:number-rows-repeated="16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17/07/2019</text:date>, <text:time>10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17T10:58:49.92</dc:date>
    <meta:editing-duration>P6DT15H4M10S</meta:editing-duration>
    <meta:editing-cycles>418</meta:editing-cycles>
    <meta:generator>OpenOffice/4.1.5$Win32 OpenOffice.org_project/415m1$Build-9789</meta:generator>
    <meta:document-statistic meta:table-count="3" meta:cell-count="698" meta:object-count="0"/>
  </office:meta>
</office:document-meta>
</file>